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Default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OT_ENC_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OT_ENC_B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OT_ENC_SW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UZZER</text:p>
          </table:table-cell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S_LORA</text:p>
          </table:table-cell>
          <table:table-cell table:style-name="ce1" office:value-type="string" calcext:value-type="string">
            <text:p>SS_ES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SS_ARDUIN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SS_OL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office:value-type="string" calcext:value-type="string">
            <text:p>SS_W25Q32</text:p>
          </table:table-cell>
          <table:table-cell table:style-name="ce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20:28:13.858818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8T20:30:56.161195619</dc:date>
    <meta:editing-duration>PT2H9M28S</meta:editing-duration>
    <meta:editing-cycles>13</meta:editing-cycles>
    <meta:generator>LibreOffice/6.0.7.3$Linux_X86_64 LibreOffice_project/00m0$Build-3</meta:generator>
    <meta:document-statistic meta:table-count="2" meta:cell-count="72" meta:object-count="0"/>
  </office:meta>
</office:document-meta>
</file>